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none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svg:stroke-color="#800080"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4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Courier" style:font-family-generic="modern" style:font-pitch="fixed" fo:font-size="10pt"/>
    </style:style>
    <style:style style:name="P4" style:family="paragraph">
      <style:paragraph-properties fo:margin-left="0cm" fo:margin-right="0cm" fo:text-indent="0cm"/>
      <style:text-properties fo:font-family="Courier" style:font-family-generic="modern" style:font-pitch="fixed" fo:font-size="10pt"/>
    </style:style>
    <style:style style:name="P5" style:family="paragraph">
      <style:paragraph-properties fo:margin-left="0cm" fo:margin-right="0cm" fo:text-indent="0cm"/>
      <style:text-properties fo:font-family="'Nimbus Roman No9 L'" style:font-family-generic="roman" style:font-pitch="variable" fo:font-size="10pt" style:font-size-asian="10pt" style:font-size-complex="10pt"/>
    </style:style>
    <style:style style:name="P6" style:family="paragraph">
      <style:text-properties fo:font-family="'Nimbus Roman No9 L'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font-family="'Nimbus Roman No9 L'" style:font-family-generic="roman" style:font-pitch="variable"/>
    </style:style>
    <style:style style:name="T1" style:family="text">
      <style:text-properties fo:font-family="Courier" style:font-family-generic="modern" style:font-pitch="fixed"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7cm" svg:height="1.25cm" svg:x="3cm" svg:y="8.7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7cm" svg:height="1.25cm" svg:x="3cm" svg:y="4.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6cm" svg:height="1.25cm" svg:x="12.044cm" svg:y="6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6cm" svg:height="1.25cm" svg:x="12.044cm" svg:y="4.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7cm" svg:height="1.25cm" svg:x="3cm" svg:y="6.5cm"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cm" svg:y1="8.75cm" svg:x2="6.5cm" svg:y2="7.75cm" draw:start-shape="id1" draw:start-glue-point="0" draw:end-shape="id2">
          <text:p text:style-name="P2"/>
        </draw:connector>
        <draw:connector draw:style-name="gr2" draw:text-style-name="P1" draw:layer="layout" svg:x1="6.5cm" svg:y1="6.5cm" svg:x2="6.5cm" svg:y2="5.5cm" draw:start-shape="id2" draw:start-glue-point="0" draw:end-shape="id3">
          <text:p text:style-name="P2"/>
        </draw:connector>
        <draw:connector draw:style-name="gr2" draw:text-style-name="P1" draw:layer="layout" svg:x1="15.044cm" svg:y1="6.5cm" svg:x2="15.044cm" svg:y2="5.5cm" draw:start-shape="id4" draw:start-glue-point="0" draw:end-shape="id5" draw:end-glue-point="2">
          <text:p text:style-name="P2"/>
        </draw:connector>
        <draw:connector draw:style-name="gr3" draw:text-style-name="P1" draw:layer="layout" svg:x1="10cm" svg:y1="9.375cm" svg:x2="12.044cm" svg:y2="7.125cm" draw:start-shape="id1" draw:start-glue-point="1" draw:end-shape="id4" draw:end-glue-point="3">
          <text:p text:style-name="P2"/>
        </draw:connector>
        <draw:frame draw:style-name="gr4" draw:text-style-name="P3" draw:layer="layout" svg:width="3.465cm" svg:height="0.649cm" svg:x="5cm" svg:y="4.601cm">
          <draw:text-box>
            <text:p text:style-name="P2"><text:span text:style-name="T1">tde4_ld_plugin</text:span></text:p>
          </draw:text-box>
        </draw:frame>
        <draw:frame draw:style-name="gr4" draw:text-style-name="P3" draw:layer="layout" svg:width="5.37cm" svg:height="0.649cm" svg:x="12.424cm" svg:y="4.601cm">
          <draw:text-box>
            <text:p text:style-name="P2"><text:span text:style-name="T1">generic_distortion_base</text:span></text:p>
          </draw:text-box>
        </draw:frame>
        <draw:frame draw:style-name="gr5" draw:text-style-name="P4" draw:layer="layout" svg:width="5.794cm" svg:height="0.649cm" svg:x="12cm" svg:y="6.75cm">
          <draw:text-box>
            <text:p text:style-name="P2"><text:span text:style-name="T1">example_radial_distortion</text:span></text:p>
          </draw:text-box>
        </draw:frame>
        <draw:frame draw:style-name="gr4" draw:text-style-name="P3" draw:layer="layout" svg:width="2.83cm" svg:height="0.649cm" svg:x="5.17cm" svg:y="6.851cm">
          <draw:text-box>
            <text:p text:style-name="P2"><text:span text:style-name="T1">ldp_builtin</text:span></text:p>
          </draw:text-box>
        </draw:frame>
        <draw:frame draw:style-name="gr4" draw:text-style-name="P3" draw:layer="layout" svg:width="6.64cm" svg:height="0.649cm" svg:x="3.25cm" svg:y="9.101cm">
          <draw:text-box>
            <text:p text:style-name="P2"><text:span text:style-name="T1">tde4_ldp_example_radial_deg_8</text:span></text:p>
          </draw:text-box>
        </draw:frame>
        <draw:frame draw:style-name="gr4" draw:text-style-name="P6" draw:layer="layout" svg:width="2.627cm" svg:height="0.679cm" svg:x="12cm" svg:y="5.821cm">
          <draw:text-box>
            <text:p text:style-name="P5"><text:span text:style-name="T2">distortion class</text:span></text:p>
          </draw:text-box>
        </draw:frame>
        <draw:frame draw:style-name="gr4" draw:text-style-name="P6" draw:layer="layout" svg:width="2.178cm" svg:height="0.679cm" svg:x="3cm" svg:y="8.071cm">
          <draw:text-box>
            <text:p text:style-name="P7"><text:span text:style-name="T2">plugin 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ja" style:country-asian="JP" style:font-family-complex="'Albany AMT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creation-date>2011-01-28T11:00:47</meta:creation-date>
    <dc:date>2011-01-28T17:57:24</dc:date>
    <meta:editing-cycles>4</meta:editing-cycles>
    <meta:editing-duration>PT17M39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